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automatic-styles>
    <style:style style:name="P1" style:parent-style-name="Normal" style:master-page-name="MP0" style:family="paragraph">
      <style:paragraph-properties fo:break-before="page" fo:text-align="justify" style:vertical-align="baseline" fo:margin-bottom="0in" fo:line-height="100%"/>
    </style:style>
    <style:style style:name="T2" style:parent-style-name="DefaultParagraphFont" style:family="text">
      <style:text-properties style:font-name="Aptos Display" style:font-name-asian="Times New Roman" style:font-name-complex="Segoe UI" fo:color="#0F4761" style:letter-kerning="false" fo:font-size="16pt" style:font-size-asian="16pt" style:font-size-complex="16pt" fo:language="pt" fo:country="PT"/>
    </style:style>
    <style:style style:name="P3" style:parent-style-name="Normal" style:family="paragraph">
      <style:paragraph-properties fo:text-align="justify" style:vertical-align="baseline" fo:margin-bottom="0in" fo:line-height="100%"/>
    </style:style>
    <style:style style:name="T4" style:parent-style-name="DefaultParagraphFont" style:family="text">
      <style:text-properties style:font-name-asian="Times New Roman" style:font-name-complex="Segoe UI" fo:color="#467886" style:letter-kerning="false" style:text-underline-type="single" style:text-underline-style="solid" style:text-underline-width="auto" style:text-underline-mode="continuous" fo:language="pt" fo:country="PT"/>
    </style:style>
    <style:style style:name="T5" style:parent-style-name="DefaultParagraphFont" style:family="text">
      <style:text-properties style:font-name-asian="Times New Roman" style:font-name-complex="Segoe UI" style:letter-kerning="false" fo:language="pt" fo:country="PT"/>
    </style:style>
    <style:style style:name="P6" style:parent-style-name="Normal" style:family="paragraph">
      <style:paragraph-properties fo:text-align="justify" style:vertical-align="baseline" fo:margin-bottom="0in" fo:line-height="100%"/>
    </style:style>
    <style:style style:name="T7" style:parent-style-name="DefaultParagraphFont" style:family="text">
      <style:text-properties style:font-name-asian="Times New Roman" style:font-name-complex="Segoe UI" style:letter-kerning="false" fo:language="pt" fo:country="PT"/>
    </style:style>
    <style:style style:name="P8" style:parent-style-name="Normal" style:family="paragraph">
      <style:paragraph-properties fo:text-align="justify" style:vertical-align="baseline" fo:margin-bottom="0in" fo:line-height="100%"/>
    </style:style>
    <style:style style:name="T9" style:parent-style-name="DefaultParagraphFont" style:family="text">
      <style:text-properties style:font-name="Aptos Display" style:font-name-asian="Times New Roman" style:font-name-complex="Segoe UI" fo:color="#0F4761" style:letter-kerning="false" fo:font-size="16pt" style:font-size-asian="16pt" style:font-size-complex="16pt" fo:language="pt" fo:country="PT"/>
    </style:style>
    <style:style style:name="P1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1"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3"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4"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5"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6"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7"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8"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9"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1"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3"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4"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5"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6" style:parent-style-name="Normal" style:family="paragraph">
      <style:paragraph-properties fo:text-align="justify" style:vertical-align="baseline" fo:margin-bottom="0in" fo:line-height="100%"/>
      <style:text-properties style:font-name-asian="Times New Roman" style:font-name-complex="Segoe UI" style:letter-kerning="false" fo:language="es" fo:country="ES"/>
    </style:style>
    <style:style style:name="P27" style:parent-style-name="Normal" style:family="paragraph">
      <style:paragraph-properties fo:text-align="justify" style:vertical-align="baseline" fo:margin-bottom="0in" fo:line-height="100%"/>
      <style:text-properties style:font-name-asian="Times New Roman" style:font-name-complex="Segoe UI" style:letter-kerning="false" fo:language="es" fo:country="ES"/>
    </style:style>
    <style:style style:name="P28" style:parent-style-name="Normal" style:family="paragraph">
      <style:paragraph-properties fo:text-align="justify" style:vertical-align="baseline" fo:margin-bottom="0in" fo:line-height="100%"/>
      <style:text-properties style:font-name-asian="Times New Roman" style:font-name-complex="Segoe UI" style:letter-kerning="false" fo:language="es" fo:country="ES"/>
    </style:style>
    <style:style style:name="P29" style:parent-style-name="Normal" style:family="paragraph">
      <style:paragraph-properties fo:text-align="justify" style:vertical-align="baseline" fo:margin-bottom="0in" fo:line-height="100%"/>
      <style:text-properties style:font-name-asian="Times New Roman" style:font-name-complex="Segoe UI" style:letter-kerning="false" fo:language="es" fo:country="ES"/>
    </style:style>
    <style:style style:name="P30" style:parent-style-name="Normal" style:family="paragraph">
      <style:paragraph-properties fo:text-align="justify" style:vertical-align="baseline" fo:margin-bottom="0in" fo:line-height="100%"/>
    </style:style>
    <style:style style:name="T31" style:parent-style-name="DefaultParagraphFont" style:family="text">
      <style:text-properties style:font-name-asian="Times New Roman" style:font-name-complex="Segoe UI" style:letter-kerning="false" fo:language="pt" fo:country="PT"/>
    </style:style>
    <style:style style:name="T32" style:parent-style-name="DefaultParagraphFont" style:family="text">
      <style:text-properties style:font-name-asian="Times New Roman" style:font-name-complex="Segoe UI" style:letter-kerning="false" fo:language="es" fo:country="ES"/>
    </style:style>
    <style:style style:name="P33" style:parent-style-name="Normal" style:family="paragraph">
      <style:paragraph-properties fo:text-align="justify" style:vertical-align="baseline" fo:margin-bottom="0in" fo:line-height="100%"/>
      <style:text-properties style:font-name-asian="Times New Roman" style:font-name-complex="Segoe UI" style:letter-kerning="false" fo:language="es" fo:country="ES"/>
    </style:style>
    <style:style style:name="P34" style:parent-style-name="Normal" style:family="paragraph">
      <style:paragraph-properties fo:text-align="justify" style:vertical-align="baseline" fo:margin-bottom="0in" fo:line-height="100%"/>
      <style:text-properties style:font-name-asian="Times New Roman" style:font-name-complex="Segoe UI" style:letter-kerning="false" fo:language="es" fo:country="ES"/>
    </style:style>
    <style:style style:name="P35" style:parent-style-name="Normal" style:family="paragraph">
      <style:paragraph-properties fo:text-align="justify" style:vertical-align="baseline" fo:margin-bottom="0in" fo:line-height="100%"/>
      <style:text-properties style:font-name-asian="Times New Roman" style:font-name-complex="Segoe UI" style:letter-kerning="false" fo:language="es" fo:country="ES"/>
    </style:style>
    <style:style style:name="P36" style:parent-style-name="Normal" style:family="paragraph">
      <style:paragraph-properties fo:text-align="justify" style:vertical-align="baseline" fo:margin-bottom="0in" fo:line-height="100%"/>
      <style:text-properties style:font-name-asian="Times New Roman" style:font-name-complex="Segoe UI" style:letter-kerning="false" fo:language="es" fo:country="ES"/>
    </style:style>
    <style:style style:name="P37" style:parent-style-name="Normal" style:family="paragraph">
      <style:paragraph-properties fo:text-align="justify" style:vertical-align="baseline" fo:margin-bottom="0in" fo:line-height="100%"/>
      <style:text-properties style:font-name-asian="Times New Roman" style:font-name-complex="Segoe UI" style:letter-kerning="false" fo:language="es" fo:country="ES"/>
    </style:style>
    <style:style style:name="P38"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9"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1"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3" style:parent-style-name="Normal" style:family="paragraph">
      <style:paragraph-properties fo:text-align="justify" style:vertical-align="baseline" fo:margin-bottom="0in" fo:line-height="100%"/>
      <style:text-properties style:font-name-asian="Times New Roman" style:font-name-complex="Segoe UI" style:letter-kerning="false" fo:language="es" fo:country="ES"/>
    </style:style>
    <style:style style:name="P44" style:parent-style-name="Normal" style:family="paragraph">
      <style:paragraph-properties fo:text-align="justify" style:vertical-align="baseline" fo:margin-bottom="0in" fo:line-height="100%"/>
    </style:style>
    <style:style style:name="T45" style:parent-style-name="DefaultParagraphFont" style:family="text">
      <style:text-properties style:font-name-asian="Times New Roman" style:font-name-complex="Segoe UI" style:letter-kerning="false" fo:language="es" fo:country="ES"/>
    </style:style>
    <style:style style:name="T46" style:parent-style-name="DefaultParagraphFont" style:family="text">
      <style:text-properties style:font-name-asian="Times New Roman" style:font-name-complex="Segoe UI" style:letter-kerning="false" fo:language="pt" fo:country="PT"/>
    </style:style>
    <style:style style:name="T47" style:parent-style-name="DefaultParagraphFont" style:family="text">
      <style:text-properties style:font-name-asian="Times New Roman" style:font-name-complex="Segoe UI" style:letter-kerning="false" fo:language="pt" fo:country="PT"/>
    </style:style>
    <style:style style:name="P48"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9"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1"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3"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4"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5"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6"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7"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8"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9"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6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61"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6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63"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64"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65"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66"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67"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68"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69"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7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71"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7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73"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74"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75"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76"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77"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78"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79"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8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81"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8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83"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84"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85"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86"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87"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88" style:parent-style-name="Normal" style:family="paragraph">
      <style:paragraph-properties fo:text-align="justify" style:vertical-align="baseline" fo:margin-bottom="0in" fo:line-height="100%"/>
      <style:text-properties style:font-name-asian="Times New Roman" style:font-name-complex="Segoe UI" style:letter-kerning="false" fo:language="es" fo:country="ES"/>
    </style:style>
    <style:style style:name="P89" style:parent-style-name="Normal" style:family="paragraph">
      <style:paragraph-properties fo:text-align="justify" style:vertical-align="baseline" fo:margin-bottom="0in" fo:line-height="100%"/>
    </style:style>
    <style:style style:name="T90" style:parent-style-name="DefaultParagraphFont" style:family="text">
      <style:text-properties style:font-name-asian="Times New Roman" style:font-name-complex="Segoe UI" style:letter-kerning="false" fo:language="es" fo:country="ES"/>
    </style:style>
    <style:style style:name="T91" style:parent-style-name="DefaultParagraphFont" style:family="text">
      <style:text-properties style:font-name-asian="Times New Roman" style:font-name-complex="Segoe UI" style:letter-kerning="false" fo:language="pt" fo:country="PT"/>
    </style:style>
    <style:style style:name="P9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93"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94"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95"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96" style:parent-style-name="Normal" style:family="paragraph">
      <style:paragraph-properties fo:text-align="justify" style:vertical-align="baseline" fo:margin-bottom="0in" fo:line-height="100%"/>
      <style:text-properties style:font-name-asian="Times New Roman" style:font-name-complex="Segoe UI" style:letter-kerning="false" fo:language="es" fo:country="ES"/>
    </style:style>
    <style:style style:name="P97" style:parent-style-name="Normal" style:family="paragraph">
      <style:paragraph-properties fo:text-align="justify" style:vertical-align="baseline" fo:margin-bottom="0in" fo:line-height="100%"/>
    </style:style>
    <style:style style:name="T98" style:parent-style-name="DefaultParagraphFont" style:family="text">
      <style:text-properties style:font-name-asian="Times New Roman" style:font-name-complex="Segoe UI" style:letter-kerning="false" fo:language="es" fo:country="ES"/>
    </style:style>
    <style:style style:name="T99" style:parent-style-name="DefaultParagraphFont" style:family="text">
      <style:text-properties style:font-name-asian="Times New Roman" style:font-name-complex="Segoe UI" style:letter-kerning="false" fo:language="pt" fo:country="PT"/>
    </style:style>
    <style:style style:name="P10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01"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0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03"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04"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05"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06"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07"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08"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09"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1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11" style:parent-style-name="Normal" style:family="paragraph">
      <style:paragraph-properties fo:text-align="justify" style:vertical-align="baseline" fo:margin-bottom="0in" fo:line-height="100%"/>
    </style:style>
    <style:style style:name="T112" style:parent-style-name="DefaultParagraphFont" style:family="text">
      <style:text-properties style:font-name-asian="Times New Roman" style:font-name-complex="Segoe UI" style:letter-kerning="false" fo:language="pt" fo:country="PT"/>
    </style:style>
  </office:automatic-styles>
  <office:body>
    <office:text text:use-soft-page-breaks="true">
      <text:p text:style-name="P1"><text:span text:style-name="T2">Ficheiro de áudio </text:span></text:p>
      <text:p text:style-name="P3"><text:a xlink:href="https://fcshunlpt-my.sharepoint.com/personal/adorean_ec_campus_fcsh_unl_pt/Documents/Ficheiros%20Transcritos/Interviu_Ayuntamiento_de_Madrid.mp3" office:target-frame-name="_top" xlink:show="replace"><text:span text:style-name="T4">Entrevista_Ayuntamiento_de_Madrid.mp3</text:span></text:a><text:span text:style-name="T5"> </text:span></text:p>
      <text:p text:style-name="P6"><text:span text:style-name="T7"> </text:span></text:p>
      <text:p text:style-name="P8"><text:span text:style-name="T9">Transcrição </text:span></text:p>
      <text:p text:style-name="P10"/>
      <text:p text:style-name="P11">Cristian Adorean:</text:p>
      <text:p text:style-name="P12">(Obrigado) por aceitar... encontrar-se comigo. Online, desta vez. E... não sei se precisa (gostaria) de um... um breve resumo da pesquisa ou...</text:p>
      <text:p text:style-name="P13"/>
      <text:p text:style-name="P14">José Amador:</text:p>
      <text:p text:style-name="P15">Bem... o que quiseres... diz-me algo brevemente sobre... sobre o que é a pesquisa. Ok.</text:p>
      <text:p text:style-name="P16"/>
      <text:p text:style-name="P17">Cristian Adorean:</text:p>
      <text:p text:style-name="P18">Bem, é uma... pesquisa sobre micromobilidade elétrica em três cidades europeias: Lisboa, Cluj-Napoca da Roménia e Madrid. Nós... aplicámos um inquérito nas três cidades durante o último ano. Temos alguns resultados. No final desta... reunião posso partilhar consigo alguns dos resultados... posso enviar-lhe por e-mail uma apresentação e, no início do próximo ano, posso partilhar consigo os... os... todos os dados, a base de dados se estiver interessado.</text:p>
      <text:p text:style-name="P19"/>
      <text:p text:style-name="P20">José Amador:</text:p>
      <text:p text:style-name="P21">Ok. Mas as<text:s/>cidades não são muito comparáveis. Quero dizer, Madrid e as outras cidades, não? São cidades diferentes, não?</text:p>
      <text:p text:style-name="P22"/>
      <text:p text:style-name="P23">Cristian Adorean:</text:p>
      <text:p text:style-name="P24">Sim, a ideia... Sim, essa é a ideia, de... de comparar cidades diferentes, com tamanhos diferentes, padrões de mobilidade diferentes e assim por diante.</text:p>
      <text:p text:style-name="P25"/>
      <text:p text:style-name="P26">José Amador:</text:p>
      <text:p text:style-name="P27">Ok.</text:p>
      <text:p text:style-name="P28"/>
      <text:p text:style-name="P29">Cristian Adorean:</text:p>
      <text:p text:style-name="P30"><text:span text:style-name="T31">Então... se estiver pronto, podemos começar.<text:s/></text:span><text:span text:style-name="T32">Tenho...</text:span></text:p>
      <text:p text:style-name="P33"/>
      <text:p text:style-name="P34">José Amador:</text:p>
      <text:p text:style-name="P35">Ok.</text:p>
      <text:p text:style-name="P36"/>
      <text:p text:style-name="P37">Cristian Adorean:</text:p>
      <text:p text:style-name="P38">Tenho... sete... sete... perguntas. Deixe-me só abrir aqui o documento. A... Então, a primeira pergunta é: Qual é a principal motivação por trás da decisão de promover a micromobilidade elétrica na cidade de Madrid?</text:p>
      <text:p text:style-name="P39"/>
      <text:p text:style-name="P40">José Amador:</text:p>
      <text:soft-page-break/>
      <text:p text:style-name="P41">Em primeiro lugar, gostaria de dizer que em Madrid, costumávamos ter problemas com o dióxido de nitrogénio (dióxido de azoto), o... NO2, em relação à mobilidade porque a... a... a mobilidade é a principal razão para esses... níveis tão altos de... de... dióxido de azoto. Ok? Essa foi a... a principal razão para tomar medidas em relação à mobilidade dentro da cidade. Tens de ter em conta que, sabes... Agora, fazemos um inventário das emissões todos os anos, ok? Com a Universidade Politécnica aqui em Madrid... (a tossir). Desculpa. Os resultados do laboratório mostram que 41% das emissões são de azoto... O... óxido de azoto veio (vem) da mobilidade e 54,4% das emissões de gases com efeito de estufa vêm... da mobilidade. Então, desde há sete anos (nos últimos sete anos) em Madrid, nós... nós temos implementado várias estratégias e planos para reduzir as emissões. Mas acho que a mobilidade... Essa foi a... a primeira, esta é a... a principal razão e uma... não... A mais importante porque a micromobilidade, não porque seja micro-, mas é uma... uma das... das... (dos) aspetos da mobilidade, eu diria, a micromobilidade. Então, se considerarmos a bicicleta dentro da micromobilidade, criámos há vários anos o serviço público de bicicletas... municipal. A... estamos a operar com esse serviço há sete anos. A... a... os dois principais aspetos que temos de... vemos duas vantagens que contribuem para a mobilidade. Porque eles... eles... vemos um... um duplo impacto em relação às emissões. Um é que se usares tecnologia elétrica, deves... deves suprimir... reduzir as emissões locais. E o outro é que a micromobilidade é para a maioria... e... para a maioria da (incentiva a) multimodalidade. Porque... normalmente, tens de te mover numa... numa cidade tão grande como Madrid, a micromobilidade... é boa para curtas distâncias, mas se tiveres... de... de... de ir para um... para o... local, deves combinar a micromobilidade com o transporte público e essa é uma das principais razões porque... Essa é uma das... das principais vantagens<text:s/>como... como nós dissemos (eu disse).</text:p>
      <text:p text:style-name="P42"/>
      <text:p text:style-name="P43">Cristian Adorean:</text:p>
      <text:p text:style-name="P44"><text:span text:style-name="T45">Ok, ótimo. Então a...<text:s/></text:span><text:span text:style-name="T46">a segunda pergunta: Como surgiu a ideia de<text:s/></text:span><text:span text:style-name="T47">integrar meios de micromobilidade elétrica na cidade e como ela evoluiu ao longo do tempo?</text:span></text:p>
      <text:p text:style-name="P48"/>
      <text:p text:style-name="P49">José Amador:</text:p>
      <text:p text:style-name="P50">Bem, é um pouco depois... eu... eu disse-te antes. A principal razão foi reduzir as emissões. Emissões locais em relação ao dióxido de azoto e também... gases com efeito de estufa a... emissões. Mas... mas os nossos esforços... a nossa... nossa... ideia era forçar a libertação das bicicletas. Não... as outras formas de micromobilidade. Não dizemos... no início como... como formas de... de se mover dentro da... da cidade. Então, podemos dizer que a administração tem estado um pouco atrás do... do desenvolvimento de iniciativas privadas... Em relação aos VMP (Veículos de Mobilidade Pessoal), os... os... não... não as bicicletas como eu te disse....</text:p>
      <text:p text:style-name="P51"/>
      <text:p text:style-name="P52">Cristian Adorean:</text:p>
      <text:p text:style-name="P53">Trotinetes elétricas, por exemplo.</text:p>
      <text:p text:style-name="P54"/>
      <text:p text:style-name="P55">José Amador:</text:p>
      <text:soft-page-break/>
      <text:p text:style-name="P56">Portanto, não podemos falar com justiça da nossa ideia planeada do público para integrar esses novos modos de micromobilidade com o tempo... (serão) incorporados todos... todos os... todos os<text:s/>tipos de micromobilidade dentro da... das nossas políticas públicas, a... políticas. A... (a tossir) tendo em conta as regulamentações, porque nós... nós criámos e fizemos novas regulamentações. A... em espanhol "ordenanzas municipales"... regras municipais... podemos chamá-las assim. A... promovemos o uso com subsídios também, subsídios para comprar bicicletas de micromobilidade ou... ou para comprar veículos pessoais... de mobilidade e veículos de micromobilidade e... essa... essa é a nossa... nossa principal política. Uma coisa que me (nos) interessa muito é... é também ter a capacidade, a capacidade de partilhar com a bicicleta pública, de partilhar... o teu carro que a... com o carro que usas para o transporte público, sabes, então podes trocar entre diferentes modos de mobilidade, em particular o transporte público e a micromobilidade.</text:p>
      <text:p text:style-name="P57"/>
      <text:p text:style-name="P58">Cristian Adorean:</text:p>
      <text:p text:style-name="P59">Ok, ótimo. E então a terceira pergunta: Quais foram e atualmente são os fatores positivos e negativos no seu desenvolvimento? Estamos a falar sobre micromobilidade elétrica na cidade, claro.</text:p>
      <text:p text:style-name="P60"/>
      <text:p text:style-name="P61">José Amador:</text:p>
      <text:p text:style-name="P62">Bem. Há duas. Acho que é... é... é positivo em geral. Há... há apenas duas coisas em... dois aspetos negativos. Um é o conflito com os peões. Temos um problema com os peões em... em... em alguns lugares. Mas são no centro de Madrid porque, bem, tens um... é... é mais... passeios mais seguros. Então, temos... incidentes entre os utilizadores de micro... micromobilidade partilhada em particular, e os... e os peões. Temos outro problema, particularmente este ano depois do... depois deste verão, porque tivemos<text:s/>vários incidentes com baterias dentro do transporte público. Então, no transporte público de Madrid, não... não depende (não depende) da... do Ayuntamiento de Madrid, depende da comunidade. A... desde a... desde o último dia 4 de novembro não é permitido o acesso a dispositivos de mobilidade pessoal como trotinetes elétricas e o resto, limitando o uso de... de micro... microveículos privados. Esses... esses são os... os principais 2 problemas que tivemos com a micromobilidade, ok?</text:p>
      <text:p text:style-name="P63"/>
      <text:p text:style-name="P64">Cristian Adorean:</text:p>
      <text:p text:style-name="P65">Ok, ótimo. Que políticas públicas estão em vigor em Madrid para impulsionar o crescimento e a expansão da micromobilidade elétrica? Se há... algumas?</text:p>
      <text:p text:style-name="P66"/>
      <text:p text:style-name="P67">José Amador:</text:p>
      <text:p text:style-name="P68">Bem, como... como te disse antes, a... na... na resposta anterior... pergunta, desculpa. Fizemos algumas novas regulamentações dentro da cidade. Essa é a... a primeira. Essa é uma das... das... (inaudível). A... nós... em... em ambos a... também os parques de estacionamento, então focados neste tipo de micromobilidade, ok? Além do... do objetivo de... de fazer novas regras e o controlo (monitorização) dessas (novas) regras também é importante. Então, implementámos várias formas de controlo (controlar) o uso<text:s/>e a... em particular o estacionamento destes diferentes micromobilidade... a... (a tossir) veículos de<text:s/><text:soft-page-break/>micromobilidade, ok? Além disso, com a... apresentámos alguns... subsídios para comprar... para trocar veículos normais... para trocar... comprar veículos elétricos. Usamos com veículos, com... com carros, mas também com micromobilidade em particular. A... o que gastámos até agora (é cerca de) 1,3 milhões de euros. Dois subsídios com este... este tipo de veículos, ok? E, finalmente, com comunicação... Comunicamos... muitas coisas... benefícios em relação a isso... esta coisa... Em particular, como te disse antes, muito focado na bicicleta pública. Então, expandimos o uso para toda a cidade em 20-21 distritos de Madrid. A... nós... nós... colocámos em funcionamento 7.500 bicicletas. Expandimos para 611 estações com isso, por exemplo, para promover este tipo de... esta forma de... de mobilidade. 95 de... de quilómetros de ciclovias, sabes, quilómetros de ciclovias para... de 2019 até agora o ano 23 (2023). Isso é... o ponto diferente que... nós colocámos em prática.</text:p>
      <text:p text:style-name="P69"/>
      <text:p text:style-name="P70">Cristian Adorean:</text:p>
      <text:p text:style-name="P71">Ok. Como... como avalia o desenvolvimento atual da micromobilidade elétrica na cidade e qual é a contribuição relativa entre iniciativas públicas e privadas? Já me deu insights sobre este aspeto, mas se quiser... reformular para... dar....</text:p>
      <text:p text:style-name="P72"/>
      <text:p text:style-name="P73">José Amador:</text:p>
      <text:p text:style-name="P74">Bem. Acho que a micromobilidade é... tem de ser complementar ao transporte público. Faz sentido em curtas distâncias. Não somos muito a favor de<text:s/>uma empresa pública apenas para desenvolver todas estas... estas iniciativas. Fizemos isso para a bicicleta. (É) o... o único... o único caso, não para o resto dos veículos... veículos de micromobilidade. E... nós... acreditamos na iniciativa privada, e acho que a outra... a outra micromobilidade ao serviço como... como te disse antes. (a tossir) então... que políticas... O nosso foco como... como te disse, quase... a... Pensando nisso como algo complementar ao transporte público. Não podes... não podes gerir uma grande cidade como Madrid onde tens milhões de movimentos todos os dias, se... não contares com um... transporte público forte e um bom que... resolva as... resolva os... os seus horários, e... e assim por diante. E então... contamos com o metro subterrâneo... Além disso... com um muito bom a... autocarro... a... público... autocarro público. Espera um segundo. É... é o meu chefe. Ele está... ele está a ligar-me.</text:p>
      <text:p text:style-name="P75"/>
      <text:p text:style-name="P76">Cristian Adorean:</text:p>
      <text:p text:style-name="P77">Está... Está bem.</text:p>
      <text:p text:style-name="P78"/>
      <text:p text:style-name="P79">José Amador:</text:p>
      <text:p text:style-name="P80">Espera um segundo, ok? Espera um segundo.</text:p>
      <text:p text:style-name="P81"/>
      <text:p text:style-name="P82">Cristian Adorean:</text:p>
      <text:p text:style-name="P83">Ok. Está bem.</text:p>
      <text:p text:style-name="P84"/>
      <text:p text:style-name="P85">José Amador:</text:p>
      <text:p text:style-name="P86">Ok, vamos<text:s/>continuar... onde estávamos? Estava a responder-te algo sobre... sobre o quê? Sobre a contribuição do público... Mas... a nossa ideia é... a que te disse antes. Não sei...<text:s/><text:soft-page-break/>Acho que a publ... em relação ao serviço público de bicicletas, a... as principais ações, e a principal importância dos serviços é o serviço público, então o nosso serviço público a... (a tossir) de bicicletas. E... em relação ao... ao... aos outros veículos de micromobilidade, o que é a... as autorizações deste ano em maio. Então, permitimos três empresas diferentes que... a... com um máximo de 2.000 cada empresa, então no total em Madrid 6.000 veículos de micromobilidade (trotinetes elétricas) que podes usar para... para esta coisa de micromobilidade, ok? A nossa ideia é... é promover este... este tipo de coisas como... como te disse antes. Sendo um veículo complementar a... com o transporte público, e que podes usar para curtas distâncias. Não é o nosso objetivo apenas... criar uma empresa... para fazer algo assim. Isso é um pouco da nossa (a tossir) da nossa ideia.</text:p>
      <text:p text:style-name="P87"/>
      <text:p text:style-name="P88">Cristian Adorean:</text:p>
      <text:p text:style-name="P89"><text:span text:style-name="T90">Ok, então a...<text:s/></text:span><text:span text:style-name="T91">a próxima pergunta: Que cenários de desenvolvimento prevê a curto, médio e longo prazo?</text:span></text:p>
      <text:p text:style-name="P92"/>
      <text:p text:style-name="P93">José Amador:</text:p>
      <text:p text:style-name="P94">É... é... é... a coisa que... eu... eu... eu... te disse na... na... na pergunta anterior. A nossa ideia é... continuar a promover o uso da bicicleta pública, porque temos uma empresa para isso (a tossir) a gerir isso. A... em primeiro lugar, o... o uso dos outros aspetos da micromobilidade, dos outros veículos da micromobilidade, facilitando a intermodalidade com o transporte público, criando a... vias (pistas) especificamente projetadas para a micromobilidade. A... em relação à bicicleta... nós... fizemos<text:s/>95 km novos desde o ano de 2019... (a tossir) a... continuando com os subsídios para... apenas facilitar as pessoas, mas pessoas em geral apenas para... adquirir e usar este tipo de... de veículos, mas sempre... sempre em relação a... tentando que... não ter problemas com os peões. Então, é muito importante para nós, a comunicação, a educação das pessoas que estão a usar este tipo de veículo, então eles...</text:p>
      <text:p text:style-name="P95"/>
      <text:p text:style-name="P96">Cristian Adorean:</text:p>
      <text:p text:style-name="P97"><text:span text:style-name="T98">Ok. E agora a...<text:s/></text:span><text:span text:style-name="T99">a última pergunta: Como avalia a transformação da cidade de uma mobilidade motorizada para a micromobilidade elétrica para viagens de curta distância? Está melhor? Está pior na sua opinião? O que... (acha)?</text:span></text:p>
      <text:p text:style-name="P100"/>
      <text:p text:style-name="P101">José Amador:</text:p>
      <text:p text:style-name="P102">Bem, na minha opinião é... é... Tudo pode... pode ser melhor, mas, pensando que estamos a fazer um bom trabalho dentro do (a tossir) quadro das ações de mudança climática e<text:s/>igualdade a... (a tossir) com o objetivo de atingir a meta de 100% sem emissões locais. Cidade para o (inaudível) de procura, acho que a micromobilidade elétrica pode desempenhar um papel importante. A... mas como te disse antes, tudo isso deve estar sempre ligado a outras medidas estruturais, como um bom transporte público, mas também um planeamento urbano adequado, por exemplo, que estamos a trabalhar, estamos a trabalhar neste... legislação... nesta legislatura, tendo estas coisas agora que são responsáveis pela mobilidade dentro da cidade é também responsável pelo planeamento urbano. A... então, essa é a nossa ideia, a... usar estas coisas (veículos de<text:s/><text:soft-page-break/>micromobilidade elétrica) para curta distância (curtas distâncias). Isso tem uma perfeita (inaudível) com o transporte público. A... primeiro - a aquisição com subsídios também é promovida no uso com o... o... avaliando o... o planeamento urbano dentro da cidade... na forma que não possas em... num curto período de... curta distância... curto período de tempo, ter todos os serviços dentro da cidade. Então, a... se tiveres, por exemplo, a... uma espécie de cidade de 15 minutos, promovendo também a micromobilidade, o veículo que te permite... mover dentro dessa... dessas distâncias. Isso é um pouco do que estamos a recuar (inaudível). Tens de... de... de ter (ter em mente) que a micromobilidade é... é apenas uma parte de todas as mobilidades em relação à cidade, em particular, uma grande cidade como Madrid. Bem, para nós, é... é importante, mas estamos a fazer<text:s/>mais... mais esforços e mais investimentos em relação... ao transporte público, porque é... é... é... é... é... é... a... a forma que podemos... nós... podemos mover mais de 1.000.000 de pessoas que... todos os dias estão a deslocar-se em Madrid. Uma parte de outro problema é... é... é próximo de outro milhão de pessoas que estão a entrar na cidade usando veículos particulares (carros) sabes. Era isso... se possível... que as pessoas mudássem para o transporte... para o transporte público... e usássem... os<text:s/>veículos públicos. Isso é um pouco do (inaudível).</text:p>
      <text:p text:style-name="P103"/>
      <text:p text:style-name="P104">Cristian Adorean:</text:p>
      <text:p text:style-name="P105">OK. Muito obrigado. Não sei se quer acrescentar algo mais em relação a estes aspetos.</text:p>
      <text:p text:style-name="P106"/>
      <text:p text:style-name="P107">José Amador:</text:p>
      <text:p text:style-name="P108">Não. Se tiveres alguma outra pergunta...</text:p>
      <text:p text:style-name="P109"/>
      <text:p text:style-name="P110">Cristian Adorean:</text:p>
      <text:p text:style-name="P111"><text:span text:style-name="T112">Da... da... da minha parte... é tudo. (Foram)... estas... estas perguntas (que já respondeu). Neste caso, vou desligar a... a gravaçã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ristian  Adorean</meta:initial-creator>
    <dc:creator>Cristian Adorean</dc:creator>
    <meta:creation-date>2024-05-27T00:42:00Z</meta:creation-date>
    <dc:date>2024-08-07T18:44:00Z</dc:date>
    <meta:template xlink:href="Normal" xlink:type="simple"/>
    <meta:editing-cycles>11</meta:editing-cycles>
    <meta:editing-duration>-PT9376S</meta:editing-duration>
    <meta:document-statistic meta:page-count="6" meta:paragraph-count="30" meta:word-count="2366" meta:character-count="15115" meta:row-count="106" meta:non-whitespace-character-count="12779"/>
  </office:meta>
</office:document-meta>
</file>